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IFBinding.setMarshaler( WSIF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setFactory( WSIFServic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setDefinition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getDefinition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setDefinitionResource( Resource defini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setServiceHelper( WSIFService service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transform( MessageExchange exchange , NormalizedMessage in , NormalizedMessage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SIFBinding.setMarshaller( WSIF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Binding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SIFBinding.getServi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